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Times New Roman1" svg:font-family="'Times New Roman'"/>
    <style:font-face style:name="Wingdings1" svg:font-family="Wingdings"/>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SimSun1"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style:tab-stops>
          <style:tab-stop style:position="16.999cm" style:type="right"/>
        </style:tab-stops>
      </style:paragraph-properties>
      <style:text-properties style:font-name-complex="Arial"/>
    </style:style>
    <style:style style:name="P2" style:family="paragraph" style:parent-style-name="Standard">
      <style:paragraph-properties fo:text-align="start" style:justify-single-word="false"/>
      <style:text-properties fo:language="de" fo:country="DE" fo:font-weight="bold" style:font-weight-asian="bold" style:font-size-complex="11pt" style:font-weight-complex="bold"/>
    </style:style>
    <style:style style:name="P3" style:family="paragraph" style:parent-style-name="Standard">
      <style:paragraph-properties fo:text-align="start" style:justify-single-word="false"/>
      <style:text-properties fo:language="de" fo:country="DE" style:font-size-complex="11pt"/>
    </style:style>
    <style:style style:name="P4"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text-properties fo:language="fr" fo:country="FR" style:language-asian="zxx" style:country-asian="none" style:font-name-complex="Arial"/>
    </style:style>
    <style:style style:name="P5"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style>
    <style:style style:name="P6" style:family="paragraph" style:parent-style-name="Contents_20_3">
      <style:paragraph-properties fo:keep-with-next="always">
        <style:tab-stops>
          <style:tab-stop style:position="16.999cm" style:type="right" style:leader-style="dotted" style:leader-text="."/>
        </style:tab-stops>
      </style:paragraph-properties>
    </style:style>
    <style:style style:name="P7" style:family="paragraph" style:parent-style-name="Contents_20_2">
      <style:paragraph-properties fo:keep-with-next="always">
        <style:tab-stops>
          <style:tab-stop style:position="16.999cm" style:type="right" style:leader-style="dotted" style:leader-text="."/>
        </style:tab-stops>
      </style:paragraph-properties>
    </style:style>
    <style:style style:name="P8" style:family="paragraph" style:parent-style-name="Contents_20_1">
      <style:paragraph-properties fo:keep-with-next="always">
        <style:tab-stops>
          <style:tab-stop style:position="16.999cm" style:type="right" style:leader-style="dotted" style:leader-text="."/>
        </style:tab-stops>
      </style:paragraph-properties>
    </style:style>
    <style:style style:name="P9" style:family="paragraph" style:parent-style-name="Standard">
      <style:paragraph-properties fo:keep-with-next="always"/>
    </style:style>
    <style:style style:name="P10" style:family="paragraph" style:parent-style-name="Standard">
      <style:paragraph-properties fo:keep-with-next="always"/>
      <style:text-properties fo:language="de" fo:country="DE"/>
    </style:style>
    <style:style style:name="P11" style:family="paragraph" style:parent-style-name="Standard">
      <style:paragraph-properties fo:keep-with-next="always"/>
      <style:text-properties style:font-name="Courier New1" fo:font-size="10pt" style:font-size-asian="10pt" style:font-size-complex="10pt"/>
    </style:style>
    <style:style style:name="P12" style:family="paragraph" style:parent-style-name="Standard">
      <style:paragraph-properties fo:line-height="100%" fo:text-align="start" style:justify-single-word="false" fo:keep-with-next="always"/>
      <style:text-properties style:use-window-font-color="true" style:font-name="Courier New2" fo:font-size="10pt" fo:font-weight="normal" fo:background-color="transparent" style:font-name-asian="Courier New2" style:font-name-complex="Courier New2"/>
    </style:style>
    <style:style style:name="P13" style:family="paragraph" style:parent-style-name="Standard" style:master-page-name="">
      <style:paragraph-properties fo:margin-top="0cm" fo:margin-bottom="0.212cm" fo:line-height="100%" fo:text-align="start" style:justify-single-word="false" fo:keep-together="auto" fo:orphans="2" fo:widows="2" style:page-number="auto" fo:keep-with-next="always"/>
    </style:style>
    <style:style style:name="P14" style:family="paragraph" style:parent-style-name="Standard">
      <style:paragraph-properties fo:margin-top="0cm" fo:margin-bottom="0.212cm" fo:line-height="100%" fo:text-align="start" style:justify-single-word="false" fo:keep-with-next="always"/>
    </style:style>
    <style:style style:name="P15" style:family="paragraph" style:parent-style-name="Standard">
      <style:paragraph-properties fo:margin-top="0cm" fo:margin-bottom="0.212cm" fo:line-height="100%" fo:text-align="start" style:justify-single-word="false" fo:keep-with-next="always"/>
      <style:text-properties style:use-window-font-color="true" style:font-name="Times New Roman1" fo:font-size="11pt" fo:font-weight="normal" fo:background-color="transparent" style:font-name-asian="Times New Roman1" style:font-name-complex="Times New Roman1"/>
    </style:style>
    <style:style style:name="P16" style:family="paragraph" style:parent-style-name="Standard">
      <style:paragraph-properties fo:margin-top="0cm" fo:margin-bottom="0.212cm" fo:line-height="100%" fo:text-align="start" style:justify-single-word="false" fo:keep-with-next="always"/>
      <style:text-properties style:use-window-font-color="true" style:font-name="Times New Roman1" fo:font-size="11pt" fo:font-style="italic" fo:font-weight="normal" fo:background-color="transparent" style:font-name-asian="Times New Roman1" style:font-name-complex="Times New Roman1"/>
    </style:style>
    <style:style style:name="P17" style:family="paragraph" style:parent-style-name="Standard">
      <style:paragraph-properties fo:margin-top="0cm" fo:margin-bottom="0.212cm" fo:line-height="100%" fo:text-align="start" style:justify-single-word="false" fo:keep-with-next="always"/>
      <style:text-properties style:use-window-font-color="true" style:font-name="Times New Roman1" fo:font-size="11pt" fo:language="de" fo:country="DE" fo:font-weight="normal" fo:background-color="transparent" style:font-name-asian="Times New Roman1" style:font-name-complex="Times New Roman1"/>
    </style:style>
    <style:style style:name="P18" style:family="paragraph" style:parent-style-name="Standard">
      <style:paragraph-properties fo:margin-top="0cm" fo:margin-bottom="0.212cm" fo:line-height="100%" fo:text-align="center" style:justify-single-word="false" fo:keep-with-next="always"/>
      <style:text-properties style:use-window-font-color="true" style:font-name="Courier New2" fo:font-size="10pt" fo:font-weight="normal" fo:background-color="transparent" style:font-name-asian="Courier New2" style:font-name-complex="Courier New2"/>
    </style:style>
    <style:style style:name="P19" style:family="paragraph" style:parent-style-name="Standard">
      <style:paragraph-properties fo:margin-top="0cm" fo:margin-bottom="0.212cm" fo:line-height="100%" fo:text-align="start" style:justify-single-word="false" fo:keep-with-next="always"/>
      <style:text-properties style:use-window-font-color="true" style:font-name="Courier New2" fo:font-size="10pt" fo:font-weight="normal" fo:background-color="transparent" style:font-name-asian="Courier New2" style:font-name-complex="Courier New2"/>
    </style:style>
    <style:style style:name="P20" style:family="paragraph" style:parent-style-name="Standard">
      <style:paragraph-properties fo:margin-top="0cm" fo:margin-bottom="0.212cm" fo:line-height="100%" fo:text-align="start" style:justify-single-word="false" fo:keep-with-next="always"/>
      <style:text-properties style:use-window-font-color="true" style:font-name="Courier New1" fo:font-size="10pt" fo:font-weight="normal" fo:background-color="transparent" style:font-name-asian="Times New Roman1" style:font-size-asian="10pt" style:font-name-complex="Times New Roman1" style:font-size-complex="10pt"/>
    </style:style>
    <style:style style:name="P21" style:family="paragraph" style:parent-style-name="Standard">
      <style:paragraph-properties fo:margin-top="0cm" fo:margin-bottom="0.212cm" fo:line-height="100%" fo:text-align="start" style:justify-single-word="false" fo:keep-with-next="always"/>
      <style:text-properties style:font-name="Courier New1" fo:font-size="10pt" style:font-size-asian="10pt" style:font-size-complex="10pt"/>
    </style:style>
    <style:style style:name="P22" style:family="paragraph" style:parent-style-name="Standard" style:master-page-name="">
      <style:paragraph-properties fo:text-align="center" style:justify-single-word="false" style:page-number="auto" fo:keep-with-next="always"/>
      <style:text-properties fo:font-size="12pt" style:font-size-asian="12pt" style:font-size-complex="12pt"/>
    </style:style>
    <style:style style:name="P23" style:family="paragraph" style:parent-style-name="Heading_20_1">
      <style:paragraph-properties fo:break-before="page" fo:keep-with-next="always"/>
    </style:style>
    <style:style style:name="P24" style:family="paragraph" style:parent-style-name="Heading_20_3">
      <style:paragraph-properties fo:keep-with-next="always"/>
    </style:style>
    <style:style style:name="P25" style:family="paragraph" style:parent-style-name="Heading_20_3">
      <style:paragraph-properties fo:keep-with-next="always"/>
      <style:text-properties style:use-window-font-color="true" style:font-name="Times New Roman1" fo:font-size="11pt" fo:font-weight="bold" fo:background-color="transparent" style:font-name-asian="Times New Roman1" style:font-name-complex="Times New Roman1"/>
    </style:style>
    <style:style style:name="P26" style:family="paragraph" style:parent-style-name="Heading_20_2">
      <style:paragraph-properties fo:keep-with-next="always"/>
      <style:text-properties style:use-window-font-color="true" style:font-name="Times New Roman1" fo:font-size="12pt" fo:font-weight="bold" fo:background-color="transparent" style:font-name-asian="Times New Roman1" style:font-name-complex="Times New Roman1"/>
    </style:style>
    <style:style style:name="T1" style:family="text">
      <style:text-properties fo:language="fr" fo:country="FR" style:font-name-complex="Arial" style:font-size-complex="11pt"/>
    </style:style>
    <style:style style:name="T2" style:family="text">
      <style:text-properties style:use-window-font-color="true" style:font-name="Times New Roman1" fo:font-size="11pt" fo:font-weight="bold" fo:background-color="transparent" style:font-name-asian="Times New Roman1" style:font-name-complex="Times New Roman1"/>
    </style:style>
    <style:style style:name="T3" style:family="text">
      <style:text-properties style:use-window-font-color="true" style:font-name="Times New Roman1" fo:font-size="11pt" fo:font-weight="normal" fo:background-color="transparent" style:font-name-asian="Times New Roman1" style:font-name-complex="Times New Roman1"/>
    </style:style>
    <style:style style:name="T4" style:family="text">
      <style:text-properties style:use-window-font-color="true" style:font-name="Times New Roman1" fo:font-size="11pt" fo:font-style="italic" fo:font-weight="normal" fo:background-color="transparent" style:font-name-asian="Times New Roman1" style:font-name-complex="Times New Roman1"/>
    </style:style>
    <style:style style:name="T5" style:family="text">
      <style:text-properties style:use-window-font-color="true" style:font-name="Times New Roman1" fo:font-size="11pt" fo:font-style="italic" fo:font-weight="normal" fo:background-color="transparent" style:font-name-asian="Times New Roman1" style:font-style-asian="italic" style:font-name-complex="Times New Roman1" style:font-style-complex="italic"/>
    </style:style>
    <style:style style:name="T6" style:family="text">
      <style:text-properties style:use-window-font-color="true" style:font-name="Courier New2" fo:font-size="10pt" fo:font-weight="normal" fo:background-color="transparent" style:font-name-asian="Courier New2" style:font-name-complex="Courier New2"/>
    </style:style>
    <style:style style:name="T7" style:family="text">
      <style:text-properties style:use-window-font-color="true" fo:font-weight="normal" fo:background-color="transparent" style:font-name-asian="Times New Roman1" style:font-name-complex="Times New Roman1"/>
    </style:style>
    <style:style style:name="T8" style:family="text">
      <style:text-properties style:use-window-font-color="true" fo:font-style="italic" fo:font-weight="normal" fo:background-color="transparent" style:font-name-asian="Times New Roman1" style:font-name-complex="Times New Roman1"/>
    </style:style>
    <style:style style:name="T9" style:family="text">
      <style:text-properties fo:color="#0000ff" style:font-name="Times New Roman1" fo:font-size="11pt" style:text-underline-style="solid" style:text-underline-width="auto" style:text-underline-color="font-color" fo:font-weight="normal" style:text-underline-mode="continuous" style:text-overline-mode="continuous" style:text-line-through-mode="continuous" fo:background-color="transparent" style:font-name-asian="Times New Roman1" style:font-name-complex="Times New Roman1"/>
    </style:style>
    <style:style style:name="T10" style:family="text">
      <style:text-properties fo:color="#ff0000" style:font-name="Wingdings1" fo:font-size="11pt" fo:font-weight="normal" fo:background-color="transparent" style:font-name-asian="Wingdings1" style:font-name-complex="Wingdings1"/>
    </style:style>
    <style:style style:name="T11" style:family="text">
      <style:text-properties fo:color="#ff0000" style:font-name="Times New Roman1" fo:font-size="11pt" fo:font-weight="normal" fo:background-color="transparent" style:font-name-asian="Times New Roman1" style:font-name-complex="Times New Roman1"/>
    </style:style>
    <style:style style:name="T12" style:family="text">
      <style:text-properties fo:color="#ff0000" style:font-name="Times New Roman1" fo:font-size="11pt" fo:font-weight="bold" fo:background-color="transparent" style:font-name-asian="Times New Roman1" style:font-name-complex="Times New Roman1"/>
    </style:style>
    <style:style style:name="T13" style:family="text">
      <style:text-properties style:font-name="Courier New1" fo:font-size="10pt" style:font-size-asian="10pt" style:font-size-complex="10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Content</text:p>
      <text:table-of-content text:style-name="Sect1" text:name="Inhaltsverzeichnis1">
        <text:table-of-content-source text:outline-level="9"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8"><text:a xlink:type="simple" xlink:href="#__RefHeading__508_1518657275" text:style-name="Internet_20_link" text:visited-style-name="Visited_20_Internet_20_Link">1 Protocol Definitions<text:tab/>2</text:a></text:p>
          <text:p text:style-name="P7"><text:a xlink:type="simple" xlink:href="#__RefHeading__510_1518657275" text:style-name="Internet_20_link" text:visited-style-name="Visited_20_Internet_20_Link">1.1 MIDI SysEx Message General Format<text:tab/>2</text:a></text:p>
          <text:p text:style-name="P6"><text:a xlink:type="simple" xlink:href="#__RefHeading__512_1518657275" text:style-name="Internet_20_link" text:visited-style-name="Visited_20_Internet_20_Link">1.1.1 MIDI Manufacturer ID:<text:tab/>2</text:a></text:p>
          <text:p text:style-name="P6"><text:a xlink:type="simple" xlink:href="#__RefHeading__514_1518657275" text:style-name="Internet_20_link" text:visited-style-name="Visited_20_Internet_20_Link">1.1.2 Raw Payload:<text:tab/>2</text:a></text:p>
          <text:p text:style-name="P7"><text:a xlink:type="simple" xlink:href="#__RefHeading__516_1518657275" text:style-name="Internet_20_link" text:visited-style-name="Visited_20_Internet_20_Link">1.2 NLL Device Control SysEx Message Format<text:tab/>2</text:a></text:p>
          <text:p text:style-name="P6"><text:a xlink:type="simple" xlink:href="#__RefHeading__518_1518657275" text:style-name="Internet_20_link" text:visited-style-name="Visited_20_Internet_20_Link">1.2.1 Device ID:<text:tab/>2</text:a></text:p>
          <text:p text:style-name="P6"><text:a xlink:type="simple" xlink:href="#__RefHeading__520_1518657275" text:style-name="Internet_20_link" text:visited-style-name="Visited_20_Internet_20_Link">1.2.2 Message ID Number:<text:tab/>3</text:a></text:p>
          <text:p text:style-name="P6"><text:a xlink:type="simple" xlink:href="#__RefHeading__522_1518657275" text:style-name="Internet_20_link" text:visited-style-name="Visited_20_Internet_20_Link">1.2.3 Encoded Message Payload:<text:tab/>3</text:a></text:p>
          <text:p text:style-name="P7"><text:a xlink:type="simple" xlink:href="#__RefHeading__524_1518657275" text:style-name="Internet_20_link" text:visited-style-name="Visited_20_Internet_20_Link">1.3 NLL 8-to-7-bit encoding<text:tab/>3</text:a></text:p>
        </text:index-body>
      </text:table-of-content>
      <text:p text:style-name="P10"/>
      <text:h text:style-name="P23" text:outline-level="1"><text:bookmark-start text:name="__RefHeading__508_1518657275"/>Protocol Definitions<text:bookmark-end text:name="__RefHeading__508_1518657275"/></text:h>
      <text:h text:style-name="P26" text:outline-level="2"><text:bookmark-start text:name="__RefHeading__510_1518657275"/>MIDI SysEx Message General Format<text:bookmark-end text:name="__RefHeading__510_1518657275"/></text:h>
      <text:p text:style-name="P9">Per MIDI standard, the SysEx Message layout is :</text:p>
      <text:p text:style-name="P11">F0h <text:tab/><text:tab/><text:tab/><text:tab/>: „Start of SysEx“ marker</text:p>
      <text:p text:style-name="P11">mmid0 [mmid1 mmid2]<text:tab/>: 1-byte of 3-byte MIDI Manufacturer ID</text:p>
      <text:p text:style-name="P11">[data1 [data2 … dataN]]<text:tab/>: 1…N bytes of raw payload (all with Bit7==0!)</text:p>
      <text:p text:style-name="P11">F7h<text:tab/><text:tab/><text:tab/><text:tab/>: „End of SysEx“ marker</text:p>
      <text:h text:style-name="P25" text:outline-level="3"><text:bookmark-start text:name="__RefHeading__512_1518657275"/>MIDI Manufacturer ID:<text:bookmark-end text:name="__RefHeading__512_1518657275"/></text:h>
      <text:p text:style-name="P14"><text:span text:style-name="T3">NLL will use a 3-byte Manufacturer ID that has yet to be requested and granted from midi.org, see </text:span><text:a xlink:type="simple" xlink:href="https://www.midi.org/request-sysex-id" text:style-name="Internet_20_link" text:visited-style-name="Visited_20_Internet_20_Link"><text:span text:style-name="T9">https://www.midi.org/request-sysex-id</text:span></text:a><text:span text:style-name="T3"> ($240 per year for a simple „non-voting“ membership).</text:span></text:p>
      <text:p text:style-name="P14"><text:span text:style-name="T3">The first byte is zero, indidcating a 3-byte ID. The second byte will most likely be 21h (indicating the second block of ID address space reserved for the „european and others group) and the third byte will be something in the 52h…7Fh range (the free slots in that 2nd block as of Oct. 2020, as per </text:span><text:a xlink:type="simple" xlink:href="https://www.midi.org/specifications-old/item/manufacturer-id-numbers" text:style-name="Internet_20_link" text:visited-style-name="Visited_20_Internet_20_Link"><text:span text:style-name="T9">https://www.midi.org/specifications-old/item/manufacturer-id-numbers</text:span></text:a><text:span text:style-name="T3"> ).</text:span></text:p>
      <text:p text:style-name="P15">For the moment, we will use a made-up Manufacturer ID, choosen to be 00h 4Eh 4Ch which happens to be <text:span text:style-name="T13">”\0NL”</text:span> in ASCII character coding. 4Eh as „group ID“ is most likely unoccupied now and in future and should not cause irritations.</text:p>
      <text:p text:style-name="P15">Messages not addressed to a NLL Device (different Manufacturer ID) are simple ignored for device function control.</text:p>
      <text:h text:style-name="P24" text:outline-level="3"><text:bookmark-start text:name="__RefHeading__514_1518657275"/>Raw Payload:<text:bookmark-end text:name="__RefHeading__514_1518657275"/></text:h>
      <text:p text:style-name="P14"><text:span text:style-name="T3">The raw data payload may consist from </text:span><text:span text:style-name="T2">zero</text:span><text:span text:style-name="T3"> to any number of bytes, length is determined by the F7h </text:span><text:span text:style-name="T4">end of sysex marker</text:span><text:span text:style-name="T3"> only. All bytes in the raw payload must have the MSB’s (bit 7) set to zero to keep the MIDI parsers happy (everything &gt; 80h is a „command“ byte).</text:span></text:p>
      <text:p text:style-name="P15">Nonetheless, the SysEx message may be interleaved with the MIDI real-time messages (command bytes F0h…FFh).</text:p>
      <text:p text:style-name="P14"><text:span text:style-name="T10">à</text:span><text:span text:style-name="T11"> To reduce parsing effort, a NLL SysEx message shall </text:span><text:span text:style-name="T12">never</text:span><text:span text:style-name="T11"> contain any interleaved real-time messages like MIDI Clock (F8h). If the parser finds a byte &gt;= 80h (other than F7h “end-of-sysex”) this is an error condition, possibly causing whatever process to be completely aborted.</text:span></text:p>
      <text:h text:style-name="P26" text:outline-level="2"><text:bookmark-start text:name="__RefHeading__516_1518657275"/>NLL Device Control SysEx Message Format<text:bookmark-end text:name="__RefHeading__516_1518657275"/></text:h>
      <text:p text:style-name="P15">A NLL Device Control SysEx Message, both outgoing and incoming, builds on the standard SysEx with the Manufacturer ID as described above. The raw payload section looks like this:</text:p>
      <text:p text:style-name="P20">did<text:tab/><text:tab/><text:tab/>: „Device ID“ number, 7bits(!)</text:p>
      <text:p text:style-name="P20">44h 43h<text:tab/><text:tab/>: „Device Control“ ID Bytes (ASCII „DC“);</text:p>
      <text:p text:style-name="P20">mid-L mid-H<text:tab/><text:tab/>: „Message ID“ number (low and high byte, 7bits each)</text:p>
      <text:p text:style-name="P21"><text:span text:style-name="T7">[7-bit encoded message payload]<text:tab/>: optional data payload in the </text:span><text:span text:style-name="T8">NLL 8-to-7-bit encoding</text:span><text:span text:style-name="T7"> scheme.</text:span></text:p>
      <text:h text:style-name="P25" text:outline-level="3"><text:bookmark-start text:name="__RefHeading__518_1518657275"/><text:soft-page-break/>Device ID:<text:bookmark-end text:name="__RefHeading__518_1518657275"/></text:h>
      <text:p text:style-name="P13"><text:span text:style-name="T3">A number ranging from 01h to 7Fh, denoting the NLL Device. Currently, we only have assigned one device: 01h = </text:span><text:span text:style-name="T4">NLL MIDI Host-to-Host Bridge.</text:span></text:p>
      <text:h text:style-name="P24" text:outline-level="3"><text:bookmark-start text:name="__RefHeading__520_1518657275"/>Message ID Number:<text:bookmark-end text:name="__RefHeading__520_1518657275"/></text:h>
      <text:p text:style-name="P14"><text:span text:style-name="T3">The message ID number is 14 bits, constructed by high byte and a low byte. Both bytes are 7bits and shall range from 01h to 7Fh. The combined value is determined by <text:s/></text:span><text:span text:style-name="T6">msg_id = (mid-H &lt;&lt; 8) | mid-L</text:span><text:span text:style-name="T3">, though. That means bits 15 and 7 are always zero.</text:span></text:p>
      <text:p text:style-name="P15">The message ID’s meaning is device-specific.</text:p>
      <text:h text:style-name="P25" text:outline-level="3"><text:bookmark-start text:name="__RefHeading__522_1518657275"/>Encoded Message Payload:<text:bookmark-end text:name="__RefHeading__522_1518657275"/></text:h>
      <text:p text:style-name="P14"><text:span text:style-name="T3">If a message contains a payload, it is always encoded in the NLL-specific 8-to-7-bit encoding. By this, any content comprised of 8-bit data can be transferred. The end of the encoded data block is only identified by the </text:span><text:span text:style-name="T4">F0h end of sysex</text:span><text:span text:style-name="T3"> marker.</text:span></text:p>
      <text:p text:style-name="P15"/>
      <text:h text:style-name="P26" text:outline-level="2"><text:bookmark-start text:name="__RefHeading__524_1518657275"/>NLL 8-to-7-bit encoding<text:bookmark-end text:name="__RefHeading__524_1518657275"/></text:h>
      <text:p text:style-name="P15">To transfer arbitrary 8-bit data, the data stream must be encoded in a byte stream where all MSB’s (bit 7) are set to zero to conform to MIDI standard.</text:p>
      <text:p text:style-name="P14"><text:span text:style-name="T3">Therefore, we use a specific proprietary encoding mechanism. An 8-bit stream is partioned into input blocks of 7 bytes, only the </text:span><text:span text:style-name="T4">last</text:span><text:span text:style-name="T3"> block may have less than input 7 bytes but should at least have one byte (while an „empty“ 8-to-7-bit encoding is possible – containing only a </text:span><text:span text:style-name="T4">msbs</text:span><text:span text:style-name="T3"> byte, it is not recommended).</text:span></text:p>
      <text:p text:style-name="P14"><text:span text:style-name="T3">Such an input block of 7 bytes </text:span><text:span text:style-name="T4">data0</text:span><text:span text:style-name="T3">…</text:span><text:span text:style-name="T4">data6</text:span><text:span text:style-name="T3"> is encoded in the following way into 8 resulting bytes:</text:span></text:p>
      <text:p text:style-name="P16">msbs lsb0 lsb1 lsb2 lsb3 lsb4 lsb5 lsb6</text:p>
      <text:p text:style-name="P14"><text:span text:style-name="T4">msbs</text:span><text:span text:style-name="T3"> contains the MSB bits (bit 7) of </text:span><text:span text:style-name="T4">data0</text:span><text:span text:style-name="T3"> (at bit position 6), </text:span><text:span text:style-name="T4">data1</text:span><text:span text:style-name="T3"> (at bit position 5), …, </text:span><text:span text:style-name="T4">data6</text:span><text:span text:style-name="T3"> (at bit position 0). Bit 7 of </text:span><text:span text:style-name="T5">msbs</text:span><text:span text:style-name="T3"> is always 0, to comply to the 7-bit restriction.</text:span></text:p>
      <text:p text:style-name="P14"><text:span text:style-name="T4">lsb</text:span><text:span text:style-name="T3">N contains the lower 7 bits of the corresponding </text:span><text:span text:style-name="T4">data</text:span><text:span text:style-name="T3">N input byte.</text:span></text:p>
      <text:p text:style-name="P15">An incomplete block is allowed as the last block in the message but should contain at least one input data byte, resulting in two encoded output bytes.</text:p>
      <text:p text:style-name="P15">In general, the resulting message size of the encoded data of a non-zero input size can be calculated by:</text:p>
      <text:p text:style-name="P18">encoded_data_size <text:s/>= (((input_size-1)/7)*8) + (((input_size-1)%7)+2)</text:p>
      <text:p text:style-name="P15">For example, a 25-byte input sequence would result in:</text:p>
      <text:p text:style-name="P12">msbs1 lsb00 lsb01 lsb02 lsb03 lsb04 lsb05 lsb06 <text:s/>(8 bytes)</text:p>
      <text:p text:style-name="P12">msbs2 lsb07 lsb08 lsb09 lsb10 lsb11 lsb12 lsb13 <text:s/>(8 bytes)</text:p>
      <text:p text:style-name="P12">msbs3 lsb14 lsb15 lsb16 lsb17 lsb18 lsb19 lsb20 <text:s/>(8 bytes)</text:p>
      <text:p text:style-name="P12">msbs4 lsb21 lsb22 lsb23 lsb24 <text:s text:c="19"/>(5 bytes)</text:p>
      <text:p text:style-name="P19"><text:s text:c="49"/>(29 bytes total)</text:p>
      <text:p text:style-name="P15">For example, an input stream of </text:p>
      <text:p text:style-name="P20">C3 84 5A 7F DC 03 2B E2 4B 92</text:p>
      <text:p text:style-name="P15">would result in</text:p>
      <text:p text:style-name="P20">69 | 43 04 5A 7F 5C 03 2B | 50 | 62 4B 12</text:p>
      <text:p text:style-name="P15">For the first block, 01100100 in binary (69 in hex) denotes the msb's of the data bytes data0, data1, and data4 to be 1.</text:p>
      <text:p text:style-name="P17">For the second block we have 01010000 (50), marking msb's of data0 and data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Times New Roman1" svg:font-family="'Times New Roman'"/>
    <style:font-face style:name="Wingdings1" svg:font-family="Wingdings"/>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SimSun1"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CH"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writing-mode="lr-tb"/>
      <style:text-properties style:use-window-font-color="true" style:font-name="Times New Roman" fo:font-size="11pt" fo:language="en" fo:country="US" style:font-name-asian="SimSun1" style:font-size-asian="11pt" style:language-asian="zh" style:country-asian="CN"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next-style-name="Standard" style:class="extra">
      <style:paragraph-properties fo:margin-left="2.501cm" fo:margin-right="1cm" fo:margin-top="0.212cm" fo:margin-bottom="0.353cm" fo:text-indent="-1.501cm" style:auto-text-indent="false"/>
      <style:text-properties fo:font-size="11pt" style:font-size-asian="11pt"/>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next-style-name="Standard" style:default-outline-level="1" style:class="text">
      <style:paragraph-properties fo:margin-top="0.423cm" fo:margin-bottom="0.106cm" fo:orphans="2" fo:widows="2" fo:keep-with-next="always"/>
      <style:text-properties style:use-window-font-color="true" style:font-name="Times New Roman" fo:font-size="14pt" fo:language="en" fo:country="US" fo:font-weight="bold" style:letter-kerning="true" style:font-name-asian="SimSun1" style:font-size-asian="14pt" style:language-asian="zh" style:country-asian="CN" style:font-weight-asian="bold" style:font-name-complex="Times New Roman" style:font-size-complex="10pt" style:language-complex="ar" style:country-complex="SA"/>
    </style:style>
    <style:style style:name="Heading_20_2" style:display-name="Heading 2" style:family="paragraph" style:next-style-name="Standard" style:default-outline-level="2" style:class="text">
      <style:paragraph-properties fo:margin-top="0.423cm" fo:margin-bottom="0.106cm" fo:orphans="2" fo:widows="2" fo:keep-with-next="always"/>
      <style:text-properties style:use-window-font-color="true" style:font-name="Times New Roman" fo:font-size="12pt" fo:language="en" fo:country="US" fo:font-weight="bold" style:font-name-asian="SimSun1" style:font-size-asian="12pt" style:language-asian="zh" style:country-asian="CN" style:font-weight-asian="bold" style:font-name-complex="Times New Roman" style:font-size-complex="10pt" style:language-complex="ar" style:country-complex="SA"/>
    </style:style>
    <style:style style:name="Heading_20_3" style:display-name="Heading 3" style:family="paragraph" style:next-style-name="Standard" style:default-outline-level="3" style:class="text">
      <style:paragraph-properties fo:margin-top="0.423cm" fo:margin-bottom="0.106cm" fo:orphans="2" fo:widows="2" fo:keep-with-next="always"/>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weight="bold" style:font-weight-asian="bold"/>
    </style:style>
    <style:style style:name="Heading_20_5" style:display-name="Heading 5" style:family="paragraph" style:next-style-name="Standard" style:default-outline-level="5" style:class="text">
      <style:paragraph-properties fo:margin-top="0.423cm" fo:margin-bottom="0.106cm" fo:orphans="2" fo:widows="2"/>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ing_20_6" style:display-name="Heading 6" style:family="paragraph" style:next-style-name="Standard" style:default-outline-level="6" style:class="text">
      <style:paragraph-properties fo:margin-top="0.423cm" fo:margin-bottom="0.106cm" fo:orphans="2" fo:widows="2"/>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ing_20_7" style:display-name="Heading 7" style:family="paragraph" style:parent-style-name="Standard" style:next-style-name="Standard" style:default-outline-level="7" style:class="text">
      <style:paragraph-properties fo:margin-top="0.423cm" fo:margin-bottom="0.106cm"/>
      <style:text-properties fo:font-weight="bold" style:font-weight-asian="bold"/>
    </style:style>
    <style:style style:name="Heading_20_8" style:display-name="Heading 8" style:family="paragraph" style:next-style-name="Standard" style:default-outline-level="8" style:class="text">
      <style:paragraph-properties fo:margin-top="0.423cm" fo:margin-bottom="0.106cm" fo:orphans="2" fo:widows="2"/>
      <style:text-properties style:use-window-font-color="true" style:font-name="Times New Roman" fo:font-size="11pt" fo:language="en" fo:country="US" style:font-name-asian="SimSun1" style:font-size-asian="11pt" style:language-asian="zh" style:country-asian="CN" style:font-name-complex="Times New Roman" style:font-size-complex="10pt" style:language-complex="ar" style:country-complex="SA"/>
    </style:style>
    <style:style style:name="Heading_20_9" style:display-name="Heading 9" style:family="paragraph" style:next-style-name="Standard" style:default-outline-level="9" style:class="text">
      <style:paragraph-properties fo:margin-top="0.423cm" fo:margin-bottom="0.106cm" fo:orphans="2" fo:widows="2"/>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next-style-name="Standard" style:default-outline-level="1" style:list-style-name="" style:class="chapter">
      <style:paragraph-properties fo:margin-top="0.423cm" fo:margin-bottom="0.106cm" fo:text-align="center" style:justify-single-word="false" fo:orphans="2" fo:widows="2"/>
      <style:text-properties style:use-window-font-color="true" style:font-name="Times New Roman" fo:font-size="14pt" fo:language="en" fo:country="US" fo:font-weight="bold" style:letter-kerning="true" style:font-name-asian="SimSun1" style:font-size-asian="14pt" style:language-asian="zh" style:country-asian="CN" style:font-weight-asian="bold" style:font-name-complex="Times New Roman"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kumentstruktur"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Listennummer" style:family="paragraph" style:parent-style-name="Standard" style:list-style-name="WW8Num1"/>
    <style:style style:name="Sprechblasentext" style:family="paragraph" style:parent-style-name="Standard">
      <style:paragraph-properties fo:margin-top="0cm" fo:margin-bottom="0cm"/>
      <style:text-properties style:font-name="Tahoma" fo:font-size="8pt" style:font-size-asian="8pt" style:font-name-complex="Tahoma" style:font-size-complex="8pt"/>
    </style:style>
    <style:style style:name="Nur_20_Text" style:display-name="Nur Text" style:family="paragraph" style:parent-style-name="Standard">
      <style:text-properties style:font-name="Courier New" fo:font-size="10pt" style:font-size-asian="10pt" style:font-name-complex="Courier New"/>
    </style:style>
    <style:style style:name="Inhaltsverzeichnisüberschrift"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style:text-properties fo:color="#365f91" style:font-name="Cambria" fo:language="de" fo:country="DE" style:letter-kerning="true" style:font-name-asian="Times New Roman" style:font-name-complex="Times New Roman" style:font-size-complex="14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WW8Num1z0" style:family="text"/>
    <style:style style:name="WW8Num2z0" style:family="text">
      <style:text-properties fo:color="#0000ff" style:font-name="Arial" fo:font-size="12pt" style:text-underline-style="solid" style:text-underline-width="auto" style:text-underline-color="font-color" style:font-name-asian="SimSun1" style:font-size-asian="12pt" style:font-name-complex="Arial"/>
    </style:style>
    <style:style style:name="WW8Num3z0" style:family="text"/>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Arial" style:font-name-asian="SimSun1" style:font-name-complex="Aria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Arial" style:font-name-asian="SimSun1" style:font-name-complex="Aria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Wingdings" style:font-name-asian="SimSun1"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Wingdings" style:font-name-asian="SimSun1" style:font-name-complex="Times New Roman"/>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asian="SimSun1" style:font-name-complex="Times New Roman"/>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Arial" style:font-name-asian="SimSun1" style:font-name-complex="Aria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font-weight="bold" style:font-weight-asian="bold"/>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Absatz-Standardschriftart"/>
    <style:style style:name="Emphasis" style:family="text">
      <style:text-properties fo:font-style="italic" style:font-style-asian="italic"/>
    </style:style>
    <style:style style:name="Visited_20_Internet_20_Link" style:display-name="Visited Internet Link" style:family="text">
      <style:text-properties fo:color="#800080" style:text-underline-style="solid" style:text-underline-width="auto" style:text-underline-color="font-color"/>
    </style:style>
    <style:style style:name="Sprechblasentext_20_Zchn" style:display-name="Sprechblasentext Zchn" style:family="text">
      <style:text-properties style:font-name="Tahoma" fo:font-size="8pt" style:font-size-asian="8pt" style:language-asian="zh" style:country-asian="CN" style:font-name-complex="Tahoma"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7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7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7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7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7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7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7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7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7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z0" style:num-format="1" text:display-levels="2">
        <style:list-level-properties text:list-level-position-and-space-mode="label-alignment">
          <style:list-level-label-alignment text:label-followed-by="listtab" fo:text-indent="-1.27cm" fo:margin-left="1.693cm"/>
        </style:list-level-properties>
      </text:list-level-style-number>
      <text:list-level-style-number text:level="3" text:style-name="WW8Num2z0" style:num-format="1" text:display-levels="3">
        <style:list-level-properties text:list-level-position-and-space-mode="label-alignment">
          <style:list-level-label-alignment text:label-followed-by="listtab" fo:text-indent="-1.27cm" fo:margin-left="2.117cm"/>
        </style:list-level-properties>
      </text:list-level-style-number>
      <text:list-level-style-number text:level="4" text:style-name="WW8Num2z0" style:num-format="1" text:display-levels="4">
        <style:list-level-properties text:list-level-position-and-space-mode="label-alignment">
          <style:list-level-label-alignment text:label-followed-by="listtab" fo:text-indent="-1.905cm" fo:margin-left="3.175cm"/>
        </style:list-level-properties>
      </text:list-level-style-number>
      <text:list-level-style-number text:level="5" text:style-name="WW8Num2z0" style:num-format="1" text:display-levels="5">
        <style:list-level-properties text:list-level-position-and-space-mode="label-alignment">
          <style:list-level-label-alignment text:label-followed-by="listtab" fo:text-indent="-2.54cm" fo:margin-left="4.233cm"/>
        </style:list-level-properties>
      </text:list-level-style-number>
      <text:list-level-style-number text:level="6" text:style-name="WW8Num2z0" style:num-format="1" text:display-levels="6">
        <style:list-level-properties text:list-level-position-and-space-mode="label-alignment">
          <style:list-level-label-alignment text:label-followed-by="listtab" fo:text-indent="-2.54cm" fo:margin-left="4.657cm"/>
        </style:list-level-properties>
      </text:list-level-style-number>
      <text:list-level-style-number text:level="7" text:style-name="WW8Num2z0" style:num-format="1" text:display-levels="7">
        <style:list-level-properties text:list-level-position-and-space-mode="label-alignment">
          <style:list-level-label-alignment text:label-followed-by="listtab" fo:text-indent="-3.175cm" fo:margin-left="5.715cm"/>
        </style:list-level-properties>
      </text:list-level-style-number>
      <text:list-level-style-number text:level="8" text:style-name="WW8Num2z0" style:num-format="1" text:display-levels="8">
        <style:list-level-properties text:list-level-position-and-space-mode="label-alignment">
          <style:list-level-label-alignment text:label-followed-by="listtab" fo:text-indent="-3.175cm" fo:margin-left="6.138cm"/>
        </style:list-level-properties>
      </text:list-level-style-number>
      <text:list-level-style-number text:level="9" text:style-name="WW8Num2z0" style:num-format="1" text:display-levels="9">
        <style:list-level-properties text:list-level-position-and-space-mode="label-alignment">
          <style:list-level-label-alignment text:label-followed-by="listtab" fo:text-indent="-3.81cm" fo:margin-left="7.1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397cm"/>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fo:text-indent="-0.635cm" fo:margin-left="2.667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937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207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477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747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017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287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55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884cm"/>
        </style:list-level-properties>
        <style:text-properties style:font-name="Arial"/>
      </text:list-level-style-bullet>
      <text:list-level-style-bullet text:level="2" text:style-name="WW8Num6z1" style:num-suffix="."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fo:text-indent="-0.635cm" fo:margin-left="1.39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667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937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207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477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747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017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287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762cm" fo:margin-left="1.397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762cm" fo:margin-left="1.39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7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7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7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7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7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7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7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7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6.999cm" style:type="right"/>
        </style:tab-stops>
      </style:paragraph-properties>
      <style:text-properties style:font-name-complex="Arial"/>
    </style:style>
    <style:style style:name="MP2" style:family="paragraph" style:parent-style-name="Standard">
      <style:paragraph-properties fo:text-align="start" style:justify-single-word="false"/>
      <style:text-properties fo:language="de" fo:country="DE" fo:font-weight="bold" style:font-weight-asian="bold" style:font-size-complex="11pt" style:font-weight-complex="bold"/>
    </style:style>
    <style:style style:name="MP3" style:family="paragraph" style:parent-style-name="Standard">
      <style:paragraph-properties fo:text-align="start" style:justify-single-word="false"/>
      <style:text-properties fo:language="de" fo:country="DE" style:font-size-complex="11pt"/>
    </style:style>
    <style:style style:name="MP4"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text-properties fo:language="fr" fo:country="FR" style:language-asian="zxx" style:country-asian="none" style:font-name-complex="Arial"/>
    </style:style>
    <style:style style:name="MP5"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style>
    <style:style style:name="MT1" style:family="text">
      <style:text-properties fo:language="fr" fo:country="FR" style:font-name-complex="Arial" style:font-size-complex="11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page-layout style:name="Mpm1">
      <style:page-layout-properties fo:page-width="21.001cm" fo:page-height="29.7cm" style:num-format="1" style:print-orientation="portrait" fo:margin-top="0.501cm" fo:margin-bottom="0cm" fo:margin-left="2.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501cm" fo:margin-left="0cm" fo:margin-right="0cm" fo:margin-bottom="1.401cm" style:dynamic-spacing="true"/>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2cm" fo:margin-bottom="2cm" fo:margin-left="2.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Rahmen2" text:anchor-type="char" svg:x="-1.58cm" svg:y="-0.183cm" svg:width="13.995cm" svg:height="1.462cm" draw:z-index="2"><draw:text-box><text:p text:style-name="MP2">NLL MIDI SyEx Device Control Interface</text:p><text:p text:style-name="MP3">2020-12-05 KSTR</text:p></draw:text-box></draw:frame><text:tab/></text:p>
      </style:header>
      <style:footer>
        <text:p text:style-name="MP4"><draw:frame draw:style-name="Mfr1" draw:name="Rahmen1" text:anchor-type="char" svg:x="-0.004cm" svg:y="-0.974cm" svg:width="15.432cm" svg:height="0.788cm" draw:z-index="5"><draw:text-box><text:p text:style-name="MP5"><text:span text:style-name="MT1">page </text:span><text:span text:style-name="MT1"><text:page-number text:select-page="current">3</text:page-number></text:span><text:span text:style-name="MT1"> of <text:s/></text:span><text:span text:style-name="MT1"><text:page-count style:num-format="1">3</text:page-count></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laus Strohhaecker</meta:initial-creator>
    <meta:creation-date>2017-01-10T12:33:00</meta:creation-date>
    <dc:date>2020-12-09T17:11:42.13</dc:date>
    <meta:print-date>2016-02-17T14:43:00</meta:print-date>
    <meta:editing-cycles>9</meta:editing-cycles>
    <meta:generator>OpenOffice/4.1.7$Win32 OpenOffice.org_project/417m1$Build-9800</meta:generator>
    <meta:editing-duration>PT1H6M55S</meta:editing-duration>
    <meta:document-statistic meta:table-count="0" meta:image-count="0" meta:object-count="0" meta:page-count="3" meta:paragraph-count="65" meta:word-count="920" meta:character-count="5301"/>
  </office:meta>
</office:document-meta>
</file>